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4d304"/>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end" style:justify-single-word="false"/>
      <style:text-properties fo:font-size="12pt" fo:font-weight="normal" officeooo:rsid="0004d304" officeooo:paragraph-rsid="0004d304" style:font-size-asian="10.5pt" style:font-weight-asian="normal" style:font-size-complex="12pt" style:font-weight-complex="normal"/>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T1" style:family="text">
      <style:text-properties officeooo:rsid="0004d304"/>
    </style:style>
    <style:style style:name="T2" style:family="text">
      <style:text-properties officeooo:rsid="00053c6c"/>
    </style:style>
    <style:style style:name="T3" style:family="text">
      <style:text-properties officeooo:rsid="000711b4"/>
    </style:style>
    <style:style style:name="T4" style:family="text">
      <style:text-properties officeooo:rsid="00086ed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neka Irem</text:p>
      <text:p text:style-name="P1">MART120 Creative Coding</text:p>
      <text:p text:style-name="P1">8/31/2020</text:p>
      <text:p text:style-name="P2"/>
      <text:p text:style-name="P3"><text:span text:style-name="T1">Below is my learning style </text:span><text:span text:style-name="T2">re</text:span><text:span text:style-name="T3">s</text:span><text:span text:style-name="T2">ults</text:span><text:span text:style-name="T1">. <text:s/>I always thought of myself as a visual learner, so I was surprised to find myself leaning toward the tactile department, </text:span><text:span text:style-name="T3">even</text:span><text:span text:style-name="T1"> on a lot of questions </text:span><text:span text:style-name="T3">where that was not the final answer I picked</text:span><text:span text:style-name="T1">. <text:s/></text:span><text:span text:style-name="T4">As I took the quiz and thought about it, I came to realize that I tend to use each style for learning different things, or absorbing different information – perhaps most importantly, I realized auditory distractions usually have the strongest effect on my concentration.</text:span></text:p>
      <text:p text:style-name="P7"/>
      <text:h text:style-name="Heading_20_1" text:outline-level="1">What's Your Learning Style? The Results</text:h>
      <text:section text:style-name="Sect1" text:name="scores">
        <text:p text:style-name="Text_20_body"><text:span text:style-name="Strong_20_Emphasis">Sunny's scores:</text:span></text:p>
        <text:list xml:id="list1762282042" text:style-name="L1">
          <text:list-item>
            <text:p text:style-name="P8">Auditory: 40%</text:p>
          </text:list-item>
          <text:list-item>
            <text:p text:style-name="P8">Visual: 40%</text:p>
          </text:list-item>
          <text:list-item>
            <text:p text:style-name="P4">Tactile: 20%</text:p>
          </text:list-item>
        </text:list>
        <text:p text:style-name="Text_20_body">You are an <text:span text:style-name="Strong_20_Emphasis">Auditory/Visual</text:span> learner! Check out the information below, or <text:a xlink:type="simple" xlink:href="http://www.educationplanner.org/students/self-assessments/learning-styles-styles.shtml" office:target-frame-name="_blank" xlink:show="new" text:style-name="Internet_20_link" text:visited-style-name="Visited_20_Internet_20_Link">view all of the learning styles</text:a>.</text:p>
      </text:section>
      <text:section text:style-name="Sect1" text:name="Auditory">
        <text:h text:style-name="Heading_20_2" text:outline-level="2">Auditory</text:h>
        <text:p text:style-name="Text_20_body">If you are an auditory learner, you learn by hearing and listening. You understand and remember things you have heard. You store information by the way it sounds, and you have an easier time understanding spoken instructions than written ones. You often learn by reading out loud because you have to hear it or speak it in order to know it.</text:p>
        <text:p text:style-name="Text_20_body">As an auditory learner, you probably hum or talk to yourself or others if you become bored. People may think you are not paying attention, even though you may be hearing and understanding everything being said.</text:p>
        <text:p text:style-name="Text_20_body">Here are some things that auditory learners like you can do to learn better.</text:p>
        <text:list xml:id="list3749363159" text:style-name="L2">
          <text:list-item>
            <text:p text:style-name="P9">Sit where you can hear. </text:p>
          </text:list-item>
          <text:list-item>
            <text:p text:style-name="P9">Have your hearing checked on a regular basis. </text:p>
          </text:list-item>
          <text:list-item>
            <text:p text:style-name="P9">Use flashcards to learn new words; read them out loud. </text:p>
          </text:list-item>
          <text:list-item>
            <text:p text:style-name="P9">Read stories, assignments, or directions out loud. </text:p>
          </text:list-item>
          <text:list-item>
            <text:p text:style-name="P9">Record yourself spelling words and then listen to the recording. </text:p>
          </text:list-item>
          <text:list-item>
            <text:p text:style-name="P9">Have test questions read to you out loud. </text:p>
          </text:list-item>
          <text:list-item>
            <text:p text:style-name="P5">Study new material by reading it out loud. </text:p>
          </text:list-item>
        </text:list>
        <text:p text:style-name="Text_20_body">Remember that you need to <text:span text:style-name="Strong_20_Emphasis">hear</text:span> things, not just see things, in order to learn well.</text:p>
      </text:section>
      <text:section text:style-name="Sect1" text:name="Visual">
        <text:h text:style-name="Heading_20_2" text:outline-level="2"><text:soft-page-break/>Visual</text:h>
        <text:p text:style-name="Text_20_body">If you are a visual learner, you learn by reading or seeing pictures. You understand and remember things by sight. You can picture what you are learning in your head, and you learn best by using methods that are primarily visual. You like to see what you are learning.</text:p>
        <text:p text:style-name="Text_20_body">As a visual learner, you are usually neat and clean. You often close your eyes to visualize or remember something, and you will find something to watch if you become bored. You may have difficulty with spoken directions and may be easily distracted by sounds. You are attracted to color and to spoken language (like stories) that is rich in imagery.</text:p>
        <text:p text:style-name="Text_20_body"><text:soft-page-break/>Here are some things that visual learners like you can do to learn better:</text:p>
        <text:list xml:id="list3539170417" text:style-name="L3">
          <text:list-item>
            <text:p text:style-name="P10">Sit near the front of the classroom. (It won't mean you're the teacher's pet!) </text:p>
          </text:list-item>
          <text:list-item>
            <text:p text:style-name="P10">Have your eyesight checked on a regular basis. </text:p>
          </text:list-item>
          <text:list-item>
            <text:p text:style-name="P10">Use flashcards to learn new words. </text:p>
          </text:list-item>
          <text:list-item>
            <text:p text:style-name="P10">Try to visualize things that you hear or things that are read to you. </text:p>
          </text:list-item>
          <text:list-item>
            <text:p text:style-name="P10">Write down key words, ideas, or instructions. </text:p>
          </text:list-item>
          <text:list-item>
            <text:p text:style-name="P10">Draw pictures to help explain new concepts and then explain the pictures. </text:p>
          </text:list-item>
          <text:list-item>
            <text:p text:style-name="P10">Color code things. </text:p>
          </text:list-item>
          <text:list-item>
            <text:p text:style-name="P6">Avoid distractions during study times. </text:p>
          </text:list-item>
        </text:list>
        <text:p text:style-name="Text_20_body">Remember that you need to <text:span text:style-name="Strong_20_Emphasis">see</text:span> things, not just hear things, to learn well.</text:p>
      </text:section>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31T19:22:38.288000000</meta:creation-date>
    <dc:date>2020-08-31T19:33:02.573000000</dc:date>
    <meta:editing-duration>PT10M23S</meta:editing-duration>
    <meta:editing-cycles>4</meta:editing-cycles>
    <meta:generator>LibreOffice/6.4.2.2$Windows_X86_64 LibreOffice_project/4e471d8c02c9c90f512f7f9ead8875b57fcb1ec3</meta:generator>
    <meta:document-statistic meta:table-count="0" meta:image-count="0" meta:object-count="0" meta:page-count="3" meta:paragraph-count="35" meta:word-count="532" meta:character-count="2979" meta:non-whitespace-character-count="2482"/>
  </office:meta>
</office:document-meta>
</file>